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826" officeooo:paragraph-rsid="000ad826"/>
    </style:style>
    <style:style style:name="P2" style:family="paragraph" style:parent-style-name="Standard">
      <style:text-properties officeooo:rsid="000d5cbd" officeooo:paragraph-rsid="000d5cbd"/>
    </style:style>
    <style:style style:name="P3" style:family="paragraph" style:parent-style-name="Standard">
      <style:text-properties fo:font-weight="bold" officeooo:rsid="000d5cbd" officeooo:paragraph-rsid="000d5cbd" style:font-weight-asian="bold" style:font-weight-complex="bold"/>
    </style:style>
    <style:style style:name="P4" style:family="paragraph" style:parent-style-name="Standard">
      <style:text-properties fo:font-weight="bold" officeooo:rsid="000ad826" officeooo:paragraph-rsid="000ad826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ad826" officeooo:paragraph-rsid="000ad826"/>
    </style:style>
    <style:style style:name="P6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  <style:text-properties officeooo:rsid="000d5cbd" officeooo:paragraph-rsid="000d5cbd"/>
    </style:style>
    <style:style style:name="P7" style:family="paragraph" style:parent-style-name="Preformatted_20_Text">
      <style:text-properties officeooo:rsid="000ad826" officeooo:paragraph-rsid="000ad826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0ad826" officeooo:paragraph-rsid="000d5cbd"/>
    </style:style>
    <style:style style:name="P10" style:family="paragraph" style:parent-style-name="Preformatted_20_Text">
      <style:paragraph-properties fo:margin-left="2.501cm" fo:margin-right="0cm" fo:margin-top="0cm" fo:margin-bottom="0.499cm" style:contextual-spacing="false" fo:text-indent="-0.635cm" style:auto-text-indent="false"/>
      <style:text-properties officeooo:rsid="000d5cbd" officeooo:paragraph-rsid="000d5cbd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rsid="000d5cbd" officeooo:paragraph-rsid="000d5cbd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8pt" officeooo:rsid="000d6b66" officeooo:paragraph-rsid="000d6b66" style:font-size-asian="8pt" style:font-size-complex="8pt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0pt" fo:font-weight="bold" officeooo:rsid="00133e28" officeooo:paragraph-rsid="00133e28" style:font-size-asian="8.75pt" style:font-weight-asian="bold" style:font-size-complex="10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0pt" fo:font-weight="normal" officeooo:rsid="00133e28" officeooo:paragraph-rsid="00133e28" style:font-size-asian="8.75pt" style:font-weight-asian="normal" style:font-size-complex="10pt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weight="bold" officeooo:rsid="000d5cbd" officeooo:paragraph-rsid="000d5cbd" style:font-weight-asian="bold" style:font-weight-complex="bold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background-color="#dddddd" fo:padding="0cm" fo:border="0.06pt solid #000000" style:shadow="none">
        <style:tab-stops/>
        <style:background-image/>
      </style:paragraph-properties>
      <style:text-properties fo:font-size="8pt" officeooo:rsid="000d6b66" officeooo:paragraph-rsid="000d6b66" style:font-size-asian="8pt" style:font-size-complex="8pt"/>
    </style:style>
    <style:style style:name="P17" style:family="paragraph" style:parent-style-name="Preformatted_20_Text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P18" style:family="paragraph" style:parent-style-name="Preformatted_20_Text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fo:font-weight="bold" officeooo:rsid="0012200c" officeooo:paragraph-rsid="0012200c" style:font-weight-asian="bold" style:font-weight-complex="bold"/>
    </style:style>
    <style:style style:name="P19" style:family="paragraph" style:parent-style-name="Preformatted_20_Text">
      <style:text-properties officeooo:rsid="000ad826" officeooo:paragraph-rsid="000ad826"/>
    </style:style>
    <style:style style:name="P20" style:family="paragraph" style:parent-style-name="Preformatted_20_Text">
      <style:text-properties officeooo:rsid="0016af65" officeooo:paragraph-rsid="0016af65"/>
    </style:style>
    <style:style style:name="P21" style:family="paragraph" style:parent-style-name="Preformatted_20_Text" style:list-style-name="L1">
      <style:paragraph-properties fo:margin-left="2.501cm" fo:margin-right="0cm" fo:margin-top="0cm" fo:margin-bottom="0.499cm" style:contextual-spacing="false" fo:text-indent="-0.635cm" style:auto-text-indent="false"/>
      <style:text-properties officeooo:rsid="000d5cbd" officeooo:paragraph-rsid="000d5cbd"/>
    </style:style>
    <style:style style:name="P22" style:family="paragraph" style:parent-style-name="Preformatted_20_Text" style:list-style-name="L3">
      <style:paragraph-properties fo:margin-left="2.501cm" fo:margin-right="0cm" fo:margin-top="0cm" fo:margin-bottom="0.499cm" style:contextual-spacing="false" fo:text-indent="-0.635cm" style:auto-text-indent="false"/>
      <style:text-properties fo:font-size="10pt" officeooo:rsid="000d6b66" officeooo:paragraph-rsid="000d6b66" style:font-size-asian="10pt" style:font-size-complex="10pt"/>
    </style:style>
    <style:style style:name="P23" style:family="paragraph" style:parent-style-name="Preformatted_20_Text" style:list-style-name="L3">
      <style:paragraph-properties fo:margin-left="2.501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0f26b8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weight="bold" officeooo:rsid="000d6b66" officeooo:paragraph-rsid="000d5cbd" style:font-weight-asian="bold" style:font-weight-complex="bold"/>
    </style:style>
    <style:style style:name="P2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0pt" fo:font-weight="bold" officeooo:rsid="000d6b66" officeooo:paragraph-rsid="000d6b66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font-size="10pt" fo:font-weight="bold" officeooo:rsid="0013f343" officeooo:paragraph-rsid="0013f343" style:font-size-asian="8.75pt" style:font-weight-asian="bold" style:font-size-complex="10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size="10pt" fo:font-weight="bold" officeooo:rsid="0014175a" officeooo:paragraph-rsid="0014175a" style:font-size-asian="8.75pt" style:font-weight-asian="bold" style:font-size-complex="10pt" style:font-weight-complex="bold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size="10pt" fo:font-weight="bold" officeooo:rsid="0014175a" officeooo:paragraph-rsid="0014d1e7" style:font-size-asian="8.75pt" style:font-weight-asian="bold" style:font-size-complex="10pt" style:font-weight-complex="bold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size="10pt" fo:font-weight="bold" officeooo:rsid="0014d1e7" officeooo:paragraph-rsid="0014d1e7" style:font-size-asian="8.75pt" style:font-weight-asian="bold" style:font-size-complex="10pt" style:font-weight-complex="bold"/>
    </style:style>
    <style:style style:name="P30" style:family="paragraph" style:parent-style-name="Preformatted_20_Text" style:list-style-name="L2">
      <style:paragraph-properties fo:margin-top="0cm" fo:margin-bottom="0.499cm" style:contextual-spacing="false"/>
      <style:text-properties officeooo:rsid="000d5cbd" officeooo:paragraph-rsid="000d5cbd"/>
    </style:style>
    <style:style style:name="P31" style:family="paragraph" style:parent-style-name="Preformatted_20_Text" style:list-style-name="L2">
      <style:paragraph-properties fo:margin-top="0cm" fo:margin-bottom="0.499cm" style:contextual-spacing="false"/>
      <style:text-properties officeooo:rsid="000d5cbd" officeooo:paragraph-rsid="000d6b66"/>
    </style:style>
    <style:style style:name="P32" style:family="paragraph" style:parent-style-name="Preformatted_20_Text" style:list-style-name="L2">
      <style:paragraph-properties fo:margin-top="0cm" fo:margin-bottom="0.499cm" style:contextual-spacing="false"/>
      <style:text-properties officeooo:rsid="000d6b66" officeooo:paragraph-rsid="000d6b66"/>
    </style:style>
    <style:style style:name="P33" style:family="paragraph" style:parent-style-name="Preformatted_20_Text" style:list-style-name="L3">
      <style:paragraph-properties fo:margin-top="0cm" fo:margin-bottom="0.499cm" style:contextual-spacing="false"/>
      <style:text-properties officeooo:paragraph-rsid="000d6b66"/>
    </style:style>
    <style:style style:name="P34" style:family="paragraph" style:parent-style-name="Preformatted_20_Text" style:list-style-name="L3">
      <style:paragraph-properties fo:margin-left="3.752cm" fo:margin-right="0cm" fo:margin-top="0cm" fo:margin-bottom="0.499cm" style:contextual-spacing="false" fo:text-indent="-0.635cm" style:auto-text-indent="false"/>
      <style:text-properties fo:font-size="10pt" officeooo:rsid="000d6b66" officeooo:paragraph-rsid="000d6b66" style:font-size-asian="10pt" style:font-size-complex="10pt"/>
    </style:style>
    <style:style style:name="P35" style:family="paragraph" style:parent-style-name="Preformatted_20_Text" style:list-style-name="L3">
      <style:paragraph-properties fo:margin-left="3.752cm" fo:margin-right="0cm" fo:margin-top="0cm" fo:margin-bottom="0.499cm" style:contextual-spacing="false" fo:text-indent="-0.635cm" style:auto-text-indent="false"/>
      <style:text-properties fo:font-size="10pt" officeooo:rsid="000f26b8" officeooo:paragraph-rsid="000f26b8" style:font-size-asian="10pt" style:font-size-complex="10pt"/>
    </style:style>
    <style:style style:name="P36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0f26b8"/>
    </style:style>
    <style:style style:name="P37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10eef6"/>
    </style:style>
    <style:style style:name="P38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12200c"/>
    </style:style>
    <style:style style:name="P39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P40" style:family="paragraph" style:parent-style-name="Preformatted_20_Text" style:list-style-name="L3">
      <style:paragraph-properties fo:margin-left="1.866cm" fo:margin-right="0cm" fo:margin-top="0cm" fo:margin-bottom="0.499cm" style:contextual-spacing="false" fo:text-indent="0cm" style:auto-text-indent="false"/>
      <style:text-properties fo:font-size="10pt" officeooo:rsid="000d6b66" officeooo:paragraph-rsid="000d6b66" style:font-size-asian="10pt" style:font-size-complex="10pt"/>
    </style:style>
    <style:style style:name="P41" style:family="paragraph" style:parent-style-name="Preformatted_20_Text" style:list-style-name="L3">
      <style:paragraph-properties fo:margin-left="1.866cm" fo:margin-right="0cm" fo:margin-top="0cm" fo:margin-bottom="0.499cm" style:contextual-spacing="false" fo:text-indent="0cm" style:auto-text-indent="false"/>
      <style:text-properties fo:font-size="10pt" officeooo:rsid="000f26b8" officeooo:paragraph-rsid="000f26b8" style:font-size-asian="10pt" style:font-size-complex="10pt"/>
    </style:style>
    <style:style style:name="P42" style:family="paragraph" style:parent-style-name="Preformatted_20_Text" style:list-style-name="L3">
      <style:paragraph-properties fo:margin-left="1.866cm" fo:margin-right="0cm" fo:margin-top="0cm" fo:margin-bottom="0.499cm" style:contextual-spacing="false" fo:text-indent="0cm" style:auto-text-indent="false"/>
      <style:text-properties officeooo:rsid="000f26b8" officeooo:paragraph-rsid="000f26b8"/>
    </style:style>
    <style:style style:name="P43" style:family="paragraph" style:parent-style-name="Preformatted_20_Text" style:list-style-name="L3">
      <style:paragraph-properties fo:margin-left="2.501cm" fo:margin-right="0cm" fo:margin-top="0cm" fo:margin-bottom="0cm" style:contextual-spacing="false" fo:text-indent="0cm" style:auto-text-indent="false" fo:background-color="transparent" style:shadow="none">
        <style:background-image/>
      </style:paragraph-properties>
      <style:text-properties officeooo:rsid="000f26b8" officeooo:paragraph-rsid="000f26b8"/>
    </style:style>
    <style:style style:name="P44" style:family="paragraph" style:parent-style-name="Preformatted_20_Text" style:list-style-name="L4" style:master-page-name="">
      <style:paragraph-properties fo:margin-left="3.799cm" fo:margin-right="0cm" fo:margin-top="0cm" fo:margin-bottom="0cm" style:contextual-spacing="false" fo:text-indent="-0.6cm" style:auto-text-indent="false" style:page-number="auto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P45" style:family="paragraph" style:parent-style-name="Preformatted_20_Text" style:list-style-name="L4">
      <style:paragraph-properties fo:margin-left="3.799cm" fo:margin-right="0cm" fo:margin-top="0cm" fo:margin-bottom="0cm" style:contextual-spacing="false" fo:text-indent="-0.6cm" style:auto-text-indent="false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T1" style:family="text">
      <style:text-properties officeooo:rsid="000d5cbd"/>
    </style:style>
    <style:style style:name="T2" style:family="text">
      <style:text-properties officeooo:rsid="000d6b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eef6" style:font-weight-asian="bold" style:font-weight-complex="bold"/>
    </style:style>
    <style:style style:name="T5" style:family="text">
      <style:text-properties officeooo:rsid="0010eef6"/>
    </style:style>
    <style:style style:name="T6" style:family="text">
      <style:text-properties officeooo:rsid="0014d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wrt bulding:</text:p>
      <text:p text:style-name="P1"/>
      <text:p text:style-name="P4">Prerequisites:</text:p>
      <text:p text:style-name="P7"/>
      <text:p text:style-name="P7">sudo apt-get update</text:p>
      <text:p text:style-name="P8">sudo apt-get install git-core build-essential libssl-dev libncurses5-dev unzip gawk zlib1g-dev</text:p>
      <text:p text:style-name="P7">sudo apt-get install subversion mercurial</text:p>
      <text:p text:style-name="P1"/>
      <text:p text:style-name="P3">Clone the source:</text:p>
      <text:p text:style-name="P7"/>
      <text:p text:style-name="P20">openwrt clone:</text:p>
      <text:p text:style-name="P7">git clone <text:a xlink:type="simple" xlink:href="https://github.com/openwrt/openwrt.git">https://github.com/openwrt/openwrt.git</text:a></text:p>
      <text:p text:style-name="P7"/>
      <text:p text:style-name="P20">lede clone:</text:p>
      <text:p text:style-name="P20">git clone <text:a xlink:type="simple" xlink:href="https://git.lede-project.org/source.git">https://git.lede-project.org/source.git</text:a></text:p>
      <text:p text:style-name="P20"/>
      <text:p text:style-name="P1"/>
      <text:p text:style-name="P3">Steps for bulding:</text:p>
      <text:p text:style-name="P2"/>
      <text:p text:style-name="P7">cd openwrt</text:p>
      <text:p text:style-name="Preformatted_20_Text">./scripts/feeds update -a</text:p>
      <text:p text:style-name="P8">./scripts/feeds install -a</text:p>
      <text:p text:style-name="P1"/>
      <text:p text:style-name="Preformatted_20_Text">make defconfig</text:p>
      <text:p text:style-name="P9">make menuconfig</text:p>
      <text:p text:style-name="P6">Select the Target, Subtarget and profile based on the board.</text:p>
      <text:p text:style-name="P6">--&gt; For RPI3,</text:p>
      <text:list xml:id="list4140744782428224851" text:style-name="L1">
        <text:list-item>
          <text:p text:style-name="P21">Target – Broadcom BCM27xx</text:p>
        </text:list-item>
        <text:list-item>
          <text:p text:style-name="P21">Subtarget – BCM2710 based boards</text:p>
        </text:list-item>
        <text:list-item>
          <text:p text:style-name="P21">Target Profile – Raspberry pi 3 model B</text:p>
        </text:list-item>
      </text:list>
      <text:p text:style-name="P5">--<text:span text:style-name="T1">&gt; For Beagle bone black – This is not officially supported by openWRT.</text:span></text:p>
      <text:p text:style-name="P5"/>
      <text:list xml:id="list151522510304851" text:continue-numbering="true" text:style-name="L1">
        <text:list-item>
          <text:p text:style-name="P21">Target – TI OMAP3/4/AM3XX</text:p>
        </text:list-item>
        <text:list-item>
          <text:p text:style-name="P21">Target Profile – EBV BeageBoard</text:p>
        </text:list-item>
      </text:list>
      <text:p text:style-name="P10"/>
      <text:p text:style-name="P11">make -j24</text:p>
      <text:p text:style-name="P11">Image will be available in – bin/target/*.imz</text:p>
      <text:p text:style-name="P15">steps to load the image into board:</text:p>
      <text:p text:style-name="P24">For RPI3</text:p>
      <text:list xml:id="list8851339323430988373" text:style-name="L2">
        <text:list-item>
          <text:p text:style-name="P30"><text:tab/><text:span text:style-name="T2">Insert 8GB or more SD card to the host machine using SD card reader.</text:span></text:p>
        </text:list-item>
        <text:list-item>
          <text:p text:style-name="P32"><text:soft-page-break/>Verify on which device this sd card is connected</text:p>
          <text:list>
            <text:list-item>
              <text:p text:style-name="P31"><text:span text:style-name="T2">Command : “sudo fdisk -l”. This command will list all the devices and its partition info.</text:span></text:p>
            </text:list-item>
          </text:list>
        </text:list-item>
      </text:list>
      <text:p text:style-name="P16">sudo fdisk -l </text:p>
      <text:p text:style-name="P16">Disk /dev/sda: 250.1 GB, 250059350016 bytes </text:p>
      <text:p text:style-name="P16">255 heads, 63 sectors/track, 30401 cylinders, total 488397168 sectors </text:p>
      <text:p text:style-name="P16">Units = sectors of 1 * 512 = 512 bytes </text:p>
      <text:p text:style-name="P16">Sector size (logical/physical): 512 bytes / 512 bytes </text:p>
      <text:p text:style-name="P16">I/O size (minimum/optimal): 512 bytes / 512 bytes </text:p>
      <text:p text:style-name="P16">Disk identifier: 0xd967d967 </text:p>
      <text:p text:style-name="P16"/>
      <text:p text:style-name="P16"><text:s text:c="3"/>Device Boot <text:s text:c="5"/>Start <text:s text:c="8"/>End <text:s text:c="5"/>Blocks <text:s text:c="2"/>Id <text:s/>System </text:p>
      <text:p text:style-name="P16">/dev/sda1 <text:s text:c="2"/>* <text:s text:c="9"/>63 <text:s text:c="5"/>208844 <text:s text:c="5"/>104391 <text:s text:c="2"/>83 <text:s/>Linux </text:p>
      <text:p text:style-name="P16">/dev/sda2 <text:s text:c="9"/>208845 <text:s text:c="3"/>61641404 <text:s text:c="3"/>30716280 <text:s text:c="2"/>83 <text:s/>Linux </text:p>
      <text:list xml:id="list1755512767565204589" text:style-name="L3">
        <text:list-header>
          <text:p text:style-name="P33"/>
        </text:list-header>
        <text:list-item>
          <text:p text:style-name="P22">In the above example, “/dev/sda” is the disk and “/dev/sda1” is the partition.</text:p>
        </text:list-item>
        <text:list-item>
          <text:p text:style-name="P22">Use the following command to write the image to the sd card. </text:p>
          <text:list>
            <text:list-item>
              <text:list>
                <text:list-item>
                  <text:p text:style-name="P34">Sudo dd if=&lt;image location&gt; of=/dev/sdx. Where x is the dist identifies it can be a,b,c...</text:p>
                </text:list-item>
                <text:list-item>
                  <text:p text:style-name="P35">This command will format the sd card and create two partitions. Also create a bootable disk out of img file provided. All the previous data in SD card will be lost.</text:p>
                </text:list-item>
              </text:list>
            </text:list-item>
          </text:list>
        </text:list-item>
        <text:list-item>
          <text:p text:style-name="P22">insert the sd card back to RPI3 and its done. Logs can be seen over serial console by connecting RPI3 to host machine.</text:p>
        </text:list-item>
      </text:list>
      <text:p text:style-name="P25">For BBB</text:p>
      <text:list xml:id="list151522404266869" text:continue-numbering="true" text:style-name="L3">
        <text:list-item>
          <text:list>
            <text:list-header>
              <text:p text:style-name="P40">BBB runs on boot loader. By compiling the image boot loader will be generated along with kernel image and rootfs.</text:p>
              <text:p text:style-name="P41">Images will be available in</text:p>
              <text:p text:style-name="P42">bin/targets/omap/generic/ </text:p>
            </text:list-header>
          </text:list>
        </text:list-item>
        <text:list-item>
          <text:p text:style-name="P43">lede-omap-default-rootfs.tar.gz. </text:p>
        </text:list-item>
        <text:list-item>
          <text:p text:style-name="P43">Dtbs/</text:p>
        </text:list-item>
        <text:list-item>
          <text:p text:style-name="P43">lede-omap-zImage</text:p>
        </text:list-item>
        <text:list-item>
          <text:p text:style-name="P43">u-boot-am335x_evm/</text:p>
        </text:list-item>
        <text:list-item>
          <text:p text:style-name="P23">To load the image special steps has to be followed.</text:p>
        </text:list-item>
        <text:list-item>
          <text:p text:style-name="P23">Insert the SD card to the host machine using card reader and create to partions.</text:p>
          <text:list>
            <text:list-item>
              <text:list>
                <text:list-item>
                  <text:p text:style-name="P36">Partition one should be bootable of type fat32. It should be aroung 100MB of size. This will hold the MLO, u-boot.img, dtb files, kernel image and uenv.txt(optional)</text:p>
                </text:list-item>
                <text:list-item>
                  <text:p text:style-name="P36">Partition 2 will holds the root file system and free space.</text:p>
                </text:list-item>
              </text:list>
            </text:list-item>
          </text:list>
        </text:list-item>
        <text:list-item>
          <text:p text:style-name="P23">Steps partitionaing and formatting disk.</text:p>
          <text:p text:style-name="P23"/>
          <text:p text:style-name="P23"><text:span text:style-name="T3">Sudo fdisk -l</text:span> command lists the disks available. Choose the appropriate disk. </text:p>
          <text:p text:style-name="P23"><text:span text:style-name="T3">Sudo fdisk /dev/sdx</text:span>. This commands will open the disk for parttioning it. After this new prompt will be availabe for rest of the operation.</text:p>
        </text:list-item>
        <text:list-item>
          <text:p text:style-name="P37"><text:span text:style-name="T3">n</text:span> for new partition. </text:p>
        </text:list-item>
        <text:list-item>
          <text:p text:style-name="P37"><text:soft-page-break/><text:span text:style-name="T5">choose primary partition by using </text:span><text:span text:style-name="T4">p</text:span></text:p>
        </text:list-item>
        <text:list-item>
          <text:p text:style-name="P39">choose partition number as <text:span text:style-name="T3">1</text:span>.</text:p>
        </text:list-item>
        <text:list-item>
          <text:p text:style-name="P39">start sector as <text:span text:style-name="T3">2048</text:span></text:p>
        </text:list-item>
        <text:list-item>
          <text:p text:style-name="P39">end sector as <text:span text:style-name="T3">200000</text:span></text:p>
        </text:list-item>
        <text:list-item>
          <text:p text:style-name="P39">Select partitioned file system type. Press <text:span text:style-name="T3">t.</text:span></text:p>
        </text:list-item>
        <text:list-item>
          <text:p text:style-name="P39">Choose partition number as 1.</text:p>
        </text:list-item>
        <text:list-item>
          <text:p text:style-name="P39">Select code as <text:span text:style-name="T3">c, </text:span><text:s/>for windows 95 fat32.</text:p>
        </text:list-item>
        <text:list-item>
          <text:p text:style-name="P39">Create bootable disk for partition 1 by pressing <text:span text:style-name="T3">a.</text:span></text:p>
        </text:list-item>
        <text:list-item>
          <text:p text:style-name="P39">Choose partition as 1.</text:p>
        </text:list-item>
        <text:list-item>
          <text:p text:style-name="P39">With this partition 1 becomes bootable, fat32 as file system type with ~100MB size.</text:p>
        </text:list-item>
        <text:list-item>
          <text:p text:style-name="P39">Similarly create partion 2 with available size. And choose linux as file system type.</text:p>
        </text:list-item>
        <text:list-item>
          <text:p text:style-name="P39">Finally use <text:span text:style-name="T3">w</text:span> for altering the partition table on sd card.</text:p>
        </text:list-item>
      </text:list>
      <text:p text:style-name="P18">Formatting disk.</text:p>
      <text:p text:style-name="P17">After the above steps,</text:p>
      <text:list xml:id="list4435865048393827049" text:style-name="L4">
        <text:list-item>
          <text:p text:style-name="P44">/dev/sdx1 and /dev/sdx2 will be created, where x is the disk identifier and it will be changed based on the disks identified.</text:p>
        </text:list-item>
        <text:list-item>
          <text:p text:style-name="P45">Format /dev/sdx1 to vfat with following command. Sudo mkfs.vfat /dev/sdx1.</text:p>
        </text:list-item>
        <text:list-item>
          <text:p text:style-name="P45">Format /dev/sdx2 to ext4 with following command. Sudo mkfs.ext4 /dev/sdx1. </text:p>
        </text:list-item>
        <text:list-item>
          <text:p text:style-name="P45">Make sure the disk is unmounted before formatting.</text:p>
        </text:list-item>
      </text:list>
      <text:list xml:id="list151522981052040" text:continue-list="list151522404266869" text:style-name="L3">
        <text:list-item>
          <text:list>
            <text:list-item>
              <text:list>
                <text:list-item>
                  <text:list>
                    <text:list-header>
                      <text:p text:style-name="P39"/>
                      <text:p text:style-name="P38"/>
                    </text:list-header>
                  </text:list>
                </text:list-item>
              </text:list>
            </text:list-item>
          </text:list>
          <text:p text:style-name="P23"><text:span text:style-name="T3">Note</text:span> : If wrong disk selected, following steps leads to corrupt the entire disk. So becarefule while performing operations</text:p>
        </text:list-item>
      </text:list>
      <text:p text:style-name="P12"/>
      <text:p text:style-name="P13">Challenges faced during compilation:</text:p>
      <text:p text:style-name="P14"><text:tab/>For BBB, during toolchain compilation difficulties faced and compilation failed. Also openwrt does not allow us to choose boot loader for BBB.</text:p>
      <text:p text:style-name="P14">So for BBB compilation used lede source.</text:p>
      <text:p text:style-name="P14">Whereas RPI3 compiled without any issues using openwrt source as well as lede clone.</text:p>
      <text:p text:style-name="P26">Welcome to openwrt based router and All the Best</text:p>
      <text:p text:style-name="P27">OpenWRT – creating patches:</text:p>
      <text:p text:style-name="P27">prepare the package by passing QUILT=1 </text:p>
      <text:p text:style-name="P27">make package/boot/uboot-omap/{clean,prepare} V=s QUILT=1</text:p>
      <text:p text:style-name="P29">cd to the build_dir/package directory.</text:p>
      <text:p text:style-name="P27">List all the patches available</text:p>
      <text:p text:style-name="P27">../../../host/quilt-0.65/bin/quilt series</text:p>
      <text:p text:style-name="P27">Apply all the patches</text:p>
      <text:p text:style-name="P27">../../../host/quilt-0.65/bin/quilt push -a</text:p>
      <text:p text:style-name="P27">Create a new patch. New patch will be on top.</text:p>
      <text:p text:style-name="P27"><text:soft-page-break/>../../../host/quilt-0.65/bin/quilt new 99-BBB_defconfig_patch</text:p>
      <text:p text:style-name="P27">Add the files to be modified to the newly created patch.</text:p>
      <text:p text:style-name="P27">../../../host/quilt-0.65/bin/quilt add configs/am335x_evm_defconfig</text:p>
      <text:p text:style-name="P27">Edit the files with the changes needs to be patched out.</text:p>
      <text:p text:style-name="P27">See the changes with following command.</text:p>
      <text:p text:style-name="P27">../../../host/quilt-0.65/bin/quilt diff</text:p>
      <text:p text:style-name="P27">Update the patch with the changes.</text:p>
      <text:p text:style-name="P27">../../../host/quilt-0.65/bin/quilt refresh</text:p>
      <text:p text:style-name="P29">move the patch to the build root with following command</text:p>
      <text:p text:style-name="P29">cd to the top level directory</text:p>
      <text:p text:style-name="P28">make package/boot/uboot-omap/<text:span text:style-name="T6">update</text:span> V=s</text:p>
      <text:p text:style-name="P29">patch will be availabe in package/patch directory.</text:p>
      <text:p text:style-name="P29">Compile to check whether the changes are updated or not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02:49.181079053</meta:creation-date>
    <dc:date>2017-05-08T15:15:21.834681055</dc:date>
    <meta:editing-duration>P8DT2H40M48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4" meta:paragraph-count="112" meta:word-count="847" meta:character-count="5268" meta:non-whitespace-character-count="4486"/>
  </office:meta>
</office:document-meta>
</file>